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FreeSans" svg:font-family="FreeSans" style:font-adornments="Normal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fo:font-weight="bold" officeooo:rsid="000e20d8" officeooo:paragraph-rsid="000e20d8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rsid="000e18f3" officeooo:paragraph-rsid="000e18f3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Nimbus Sans L" style:font-name-asian="Mincho" style:font-name-complex="Tahom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37659264" text:id="ct37659264">
          <text:insertion>
            <office:change-info>
              <dc:creator>Gaetan Delannay</dc:creator>
              <dc:date>2008-01-23T17:47:00</dc:date>
            </office:change-info>
          </text:insertion>
        </text:changed-region>
        <text:changed-region xml:id="ct37658624" text:id="ct37658624">
          <text:insertion>
            <office:change-info>
              <dc:creator>Gaetan Delannay</dc:creator>
              <dc:date>2008-01-23T17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of all, if you use the xhtml function within a pod expression, you will simply get the ugly code of the resulting ODT chunk in your document: <text:change-start text:change-id="ct37659264"/>xhtml(dummy.getAt1())<text:change-end text:change-id="ct37659264"/> (and if an error occurs in this process, the error will look like this: <text:change-start text:change-id="ct37658624"/>xhtml('Hell&lt;br&gt;o!')<text:change-end text:change-id="ct37658624"/>. &lt; &gt; ! &amp; § ù etc. ' “ “</text:p>
      <text:p text:style-name="Standard"/>
      <text:p text:style-name="Standard"><text:span text:style-name="T1">But if yo</text:span><text:span text:style-name="T1"><office:annotation><dc:date>2008-01-23T00:00:00</dc:date><text:p>do text</text:p><text:p>from xhtml(dummy.getAt1())</text:p></office:annotation></text:span><text:span text:style-name="T1">u use this function correctly, the text here will be replaced by the content of the XHTML chunk (see the note attached to this text.)</text:span></text:p>
      <text:h text:style-name="Heading_20_1" text:outline-level="1">Idem for h<office:annotation><dc:date>2008-01-23T00:00:00</dc:date><text:p>do title for i in range(2)</text:p><text:p>from xhtml(dummy.getAt1())</text:p><text:p/></office:annotation>ere. Everything I type here is ignored (style info, the fact that is is a title, a table, ...) and will be replaced by the XHTML chunk, several times because there is a 'for' loop.</text:h>
      <text:h text:style-name="Heading_20_2" text:outline-level="2">Title 2</text:h>
      <text:h text:style-name="Heading_20_3" text:outline-level="3">Title 3</text:h>
      <text:p text:style-name="Text_20_body">I put those titles there, else, OO does not include those style definitions in the saved file.</text:p>
      <text:p text:style-name="P1">Test with TITLES</text:p>
      <text:p text:style-name="P2">Test with titles<office:annotation><dc:creator>Auteur inconnu</dc:creator><dc:date>2016-03-17T15:17:44</dc:date><text:list text:style-name=""><text:list-item><text:p text:style-name="P4"><text:span text:style-name="T3">do text</text:span></text:p></text:list-item><text:list-item><text:p text:style-name="P4"><text:span text:style-name="T3">from xhtml(titles)</text:span></text:p></text:list-item></text:list></office:annotation></text:p>
      <text:p text:style-name="Standard">Default styles<office:annotation><dc:creator>Auteur inconnu</dc:creator><dc:date>2016-03-25T16:12:35.402276282</dc:date><text:list text:continue-numbering="true" text:style-name=""><text:list-item><text:p text:style-name="P3"><text:span text:style-name="T2">do text</text:span></text:p></text:list-item><text:list-item><text:p text:style-name="P3"><text:span text:style-name="T2">from xhtml(defaultStyles)</text:span>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FreeSans" svg:font-family="FreeSans" style:font-adornments="Normal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fo:font-family="FreeSans" style:font-style-name="Normal" style:font-family-generic="swiss" style:font-pitch="variable" fo:font-size="12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3-25T16:45:13.134947667</dc:date>
    <dc:language>en-US</dc:language>
    <meta:editing-cycles>21</meta:editing-cycles>
    <meta:editing-duration>PT2H28M41S</meta:editing-duration>
    <meta:document-statistic meta:table-count="0" meta:image-count="0" meta:object-count="0" meta:page-count="1" meta:paragraph-count="9" meta:word-count="147" meta:character-count="771" meta:non-whitespace-character-count="633"/>
    <meta:user-defined meta:name="Info 1"/>
    <meta:user-defined meta:name="Info 2"/>
    <meta:user-defined meta:name="Info 3"/>
    <meta:user-defined meta:name="Info 4"/>
  </office:meta>
</office:document-meta>
</file>